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First_20_Page">
      <style:paragraph-properties style:page-number="99"/>
    </style:style>
    <style:style style:name="P2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892cm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writing-mode="lr-tb"/>
      <style:text-properties style:font-name="Times New Roman" fo:font-size="12pt" officeooo:rsid="00235b7d" officeooo:paragraph-rsid="00235b7d" style:font-size-asian="12pt" style:font-size-complex="12pt"/>
    </style:style>
    <style:style style:name="P5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98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WWNum1">
      <style:paragraph-properties fo:margin-left="0.751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rsid="001eaeb3" officeooo:paragraph-rsid="001eaeb3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.7cm" fo:margin-right="0cm" fo:margin-top="0cm" fo:margin-bottom="0cm" loext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font-name="Times New Roman" fo:font-size="12pt" fo:language="id" fo:country="ID" officeooo:rsid="0021c97f" officeooo:paragraph-rsid="0021c97f" style:font-size-asian="12pt" style:font-size-complex="12pt"/>
    </style:style>
    <style:style style:name="P9" style:family="paragraph" style:parent-style-name="Footer" style:master-page-name="First_20_Page">
      <style:paragraph-properties fo:text-align="center" style:justify-single-word="false" style:page-number="64"/>
      <style:text-properties style:font-name="Times New Roman" fo:font-size="11pt" style:font-size-asian="11pt" style:font-size-complex="11pt"/>
    </style:style>
    <style:style style:name="P10" style:family="paragraph" style:parent-style-name="List_20_Paragraph" style:list-style-name="WWNum16" style:master-page-name="">
      <loext:graphic-properties draw:fill="none"/>
      <style:paragraph-properties fo:margin-left="1.799cm" fo:margin-right="0cm" fo:margin-top="0cm" fo:margin-bottom="0cm" loext:contextual-spacing="true" fo:line-height="15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6.892cm"/>
        </style:tab-stops>
      </style:paragraph-properties>
      <style:text-properties style:font-name="Times New Roman" fo:font-size="12pt" fo:font-style="normal" officeooo:rsid="0021c97f" officeooo:paragraph-rsid="0021c97f" style:font-size-asian="12pt" style:font-style-asian="normal" style:font-size-complex="12pt" style:font-style-complex="normal"/>
    </style:style>
    <style:style style:name="P11" style:family="paragraph" style:parent-style-name="List_20_Paragraph" style:list-style-name="WWNum16" style:master-page-name="">
      <loext:graphic-properties draw:fill="none"/>
      <style:paragraph-properties fo:margin-left="1.799cm" fo:margin-right="0cm" fo:margin-top="0cm" fo:margin-bottom="0cm" loext:contextual-spacing="true" fo:line-height="15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6.892cm"/>
        </style:tab-stops>
      </style:paragraph-properties>
      <style:text-properties style:font-name="Times New Roman" fo:font-size="12pt" officeooo:rsid="0021c97f" officeooo:paragraph-rsid="0021c97f" style:font-size-asian="12pt" style:font-size-complex="12pt"/>
    </style:style>
    <style:style style:name="P12" style:family="paragraph" style:parent-style-name="List_20_Paragraph" style:list-style-name="WWNum16">
      <loext:graphic-properties draw:fill="none"/>
      <style:paragraph-properties fo:margin-left="1.799cm" fo:margin-right="0cm" fo:margin-top="0cm" fo:margin-bottom="0cm" loext:contextual-spacing="true" fo:line-height="150%" fo:text-align="justify" style:justify-single-word="false" fo:orphans="2" fo:widows="2" fo:text-indent="-0.6cm" style:auto-text-indent="false" fo:background-color="transparent" style:writing-mode="lr-tb">
        <style:tab-stops>
          <style:tab-stop style:position="6.892cm"/>
        </style:tab-stops>
      </style:paragraph-properties>
      <style:text-properties style:font-name="Times New Roman" fo:font-size="12pt" fo:font-style="normal" officeooo:rsid="0021c97f" officeooo:paragraph-rsid="0021c97f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fo:language="id" fo:country="ID" fo:font-weight="bold" style:font-weight-asian="bold" style:font-name-complex="Times New Roman1"/>
    </style:style>
    <style:style style:name="T4" style:family="text">
      <style:text-properties fo:language="id" fo:country="ID" fo:font-weight="bold" style:font-weight-asian="bold" style:font-name-complex="Times New Roman1" style:font-weight-complex="bold"/>
    </style:style>
    <style:style style:name="T5" style:family="text">
      <style:text-properties fo:language="id" fo:country="ID" fo:font-weight="normal" style:font-weight-asian="normal" style:font-name-complex="Times New Roman1" style:font-weight-complex="normal"/>
    </style:style>
    <style:style style:name="T6" style:family="text">
      <style:text-properties fo:language="id" fo:country="ID" fo:font-weight="normal" officeooo:rsid="001eaeb3" style:font-weight-asian="normal" style:font-name-complex="Times New Roman1" style:font-weight-complex="normal"/>
    </style:style>
    <style:style style:name="T7" style:family="text">
      <style:text-properties fo:language="id" fo:country="ID" style:font-name-complex="Times New Roman1"/>
    </style:style>
    <style:style style:name="T8" style:family="text">
      <style:text-properties fo:language="id" fo:country="ID" officeooo:rsid="001f8004" style:font-name-complex="Times New Roman1"/>
    </style:style>
    <style:style style:name="T9" style:family="text">
      <style:text-properties fo:language="id" fo:country="ID" officeooo:rsid="00235b7d" style:font-name-complex="Times New Roman1"/>
    </style:style>
    <style:style style:name="T10" style:family="text">
      <style:text-properties fo:language="id" fo:country="ID" fo:font-style="italic" style:font-style-asian="italic" style:font-name-complex="Times New Roman1" style:font-style-complex="italic"/>
    </style:style>
    <style:style style:name="T11" style:family="text">
      <style:text-properties fo:language="id" fo:country="ID" fo:font-style="italic" fo:font-weight="normal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language="id" fo:country="ID" fo:font-style="normal" style:font-style-asian="normal" style:font-name-complex="Times New Roman1" style:font-style-complex="normal"/>
    </style:style>
    <style:style style:name="T13" style:family="text">
      <style:text-properties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oft-page-break/><text:span text:style-name="T2">BAB </text:span><text:span text:style-name="T4">V</text:span></text:h>
      <text:h text:style-name="P2" text:outline-level="1">PENUTUP</text:h>
      <text:h text:style-name="P2" text:outline-level="1"/>
      <text:list xml:id="list856983040" text:style-name="WWNum1">
        <text:list-item>
          <text:p text:style-name="P6">Kesimpulan</text:p>
        </text:list-item>
      </text:list>
      <text:p text:style-name="P8"><text:span text:style-name="T13">Berdasarkan penelitian yang dilakukan oleh penulis memperoleh kesimpulan sebagai berikut : </text:span></text:p>
      <text:list xml:id="list792274285" text:style-name="WWNum16">
        <text:list-item>
          <text:p text:style-name="P11"><text:span text:style-name="T7">Sistem Informasi </text:span><text:span text:style-name="T10">Tracer Study </text:span><text:span text:style-name="T12">berbasis web dapat memaksimalkan hasil </text:span><text:span text:style-name="T10">tracer study, </text:span><text:span text:style-name="T12">karena dapat mengumpulkan data secara </text:span><text:span text:style-name="T10">realtime</text:span><text:span text:style-name="T12"> , terstruktur dan terintegrasi, sehingga dapat meminimalisir redudansi data.</text:span></text:p>
        </text:list-item>
        <text:list-item>
          <text:p text:style-name="P10"><text:span text:style-name="T6">S</text:span><text:span text:style-name="T5">istem ini memudahkan pihak perguruan tinggi untuk mendapatkan </text:span><text:span text:style-name="T11">feedback </text:span><text:span text:style-name="T5">dari alumni yang sudah bekerja dengan adanya fitur saran dan kuesioner yang berkaitan dengan pekerjaan alumni.</text:span></text:p>
        </text:list-item>
        <text:list-item>
          <text:p text:style-name="P12"><text:span text:style-name="T5">Di dalam sistem ini juga terdapat fitur untuk lowongan pekerjaan bagi alumni yang sudah lulus dan terdaftar menjadi user pada sistem tersebut, sehingga memudahkan alumni untuk berbagi informasi lowongan pekerjaan.</text:span></text:p>
        </text:list-item>
      </text:list>
      <text:p text:style-name="P3"><text:span text:style-name="T1">B. </text:span><text:span text:style-name="T3"><text:s/></text:span><text:span text:style-name="T1">SARAN</text:span></text:p>
      <text:p text:style-name="P7"><text:span text:style-name="T8"><text:tab/></text:span><text:span text:style-name="T9">Berdasarkan hasil penelitian penulis mempunya beberapa saran sebagai berikut :</text:span></text:p>
      <text:list xml:id="list3239580223" text:style-name="L1">
        <text:list-item>
          <text:p text:style-name="P4"><text:span text:style-name="T7">Untuk menjalankan sistem ini sebaiknya menggunakan browser yang terupdate dengan koneksi internet yang stabil, serta spesifikasi komputer minimal </text:span><text:span text:style-name="T10">processor core i3, RAM 4 GB, </text:span><text:span text:style-name="T12">dan </text:span><text:span text:style-name="T10">VGA Onboard</text:span><text:span text:style-name="T7">.</text:span></text:p>
        </text:list-item>
        <text:list-item>
          <text:p text:style-name="P4"><text:span text:style-name="T7">Dalam pengembangan perbaikan fitur yang ada seperti forum diskusi dan perbaikan-perbaikan yang memudahkan alumni dalam mengisi </text:span><text:span text:style-name="T10">tracer study</text:span></text:p>
        </text:list-item>
        <text:list-item>
          <text:p text:style-name="P4"><text:span text:style-name="T7">Untuk kedepannya diperlukan perawatan yang rutin terhadap sistem agar sistem dapat berjalan dengan bai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Footer_20_Char" style:display-name="Foot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First_20_Page">
      <style:paragraph-properties style:page-number="99"/>
    </style:style>
    <style:style style:name="MP2" style:family="paragraph" style:parent-style-name="Footer" style:master-page-name="First_20_Page">
      <style:paragraph-properties fo:text-align="center" style:justify-single-word="false" style:page-number="64"/>
      <style:text-properties style:font-name="Times New Roman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fo:background-color="transparent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true" draw:fill="none"/>
      </style:header-style>
      <style:footer-style>
        <style:header-footer-properties fo:min-height="0.998cm" fo:margin-left="0cm" fo:margin-right="0cm" fo:margin-top="0.499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style:num-format="1" text:select-page="current">98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iyanto</meta:initial-creator>
    <meta:editing-cycles>9</meta:editing-cycles>
    <meta:creation-date>2017-07-11T12:50:00</meta:creation-date>
    <dc:date>2019-08-14T13:22:03.568000000</dc:date>
    <meta:editing-duration>PT1H9M38S</meta:editing-duration>
    <meta:generator>LibreOffice/6.0.4.2$Windows_X86_64 LibreOffice_project/9b0d9b32d5dcda91d2f1a96dc04c645c450872bf</meta:generator>
    <meta:print-date>2018-07-21T12:29:10.909874121</meta:print-date>
    <meta:document-statistic meta:table-count="0" meta:image-count="0" meta:object-count="0" meta:page-count="2" meta:paragraph-count="13" meta:word-count="175" meta:character-count="1252" meta:non-whitespace-character-count="10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